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3">
      <style:text-properties fo:font-size="12pt" style:font-size-asian="12pt" style:font-size-complex="12pt"/>
    </style:style>
    <style:style style:name="P4" style:family="paragraph" style:parent-style-name="Standard" style:list-style-name="L4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4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0" style:family="paragraph" style:parent-style-name="Frame_20_contents">
      <style:text-properties fo:font-weight="bold" style:font-weight-asian="bold" style:font-weight-complex="bold"/>
    </style:style>
    <style:style style:name="P11" style:family="paragraph" style:parent-style-name="Frame_20_contents"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fo:font-size="28pt" style:font-name-asian="Times New Roman1" style:font-size-asian="28pt" style:font-name-complex="Times New Roman1" style:font-size-complex="2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cedure</text:p>
      <text:p text:style-name="Standard"/>
      <text:p text:style-name="Standard"/>
      <text:p text:style-name="P7">Requirements:</text:p>
      <text:list xml:id="list7845155661657514371" text:style-name="L1">
        <text:list-item>
          <text:p text:style-name="P1">VirtualBox (5.0.20 r106931)</text:p>
          <text:list>
            <text:list-item>
              <text:p text:style-name="P1">Windows 10 machine</text:p>
              <text:list>
                <text:list-item>
                  <text:p text:style-name="P1">Java SE Runtime Environment (1.8.0_91-b15)</text:p>
                </text:list-item>
                <text:list-item>
                  <text:p text:style-name="P1">2D/3D accelaration enabled</text:p>
                </text:list-item>
                <text:list-item>
                  <text:p text:style-name="P1">VirtualBox Guest Additions</text:p>
                </text:list-item>
                <text:list-item>
                  <text:p text:style-name="P1">Acitve internet connection</text:p>
                </text:list-item>
                <text:list-item>
                  <text:p text:style-name="P1">OpenGL regkey for windows8/10 <text:span text:style-name="T1">(</text:span><text:span text:style-name="T1">)</text:span></text:p>
                </text:list-item>
              </text:list>
            </text:list-item>
          </text:list>
        </text:list-item>
      </text:list>
      <text:p text:style-name="P2"/>
      <text:p text:style-name="P5">Resources:</text:p>
      <text:list xml:id="list7893038772282702527" text:style-name="L4">
        <text:list-item>
          <text:p text:style-name="P4">Github repository: <text:a xlink:type="simple" xlink:href="https://github.com/JohnnyDeeee/Oils-Well" text:style-name="Internet_20_link" text:visited-style-name="Visited_20_Internet_20_Link">https://github.com/JohnnyDeeee/Oils-Well</text:a></text:p>
        </text:list-item>
        <text:list-item>
          <text:p text:style-name="P6"><text:span text:style-name="T4">Java download: </text:span><text:a xlink:type="simple" xlink:href="http://javadl.oracle.com/webapps/download/AutoDL?BundleId=210176" text:style-name="Internet_20_link" text:visited-style-name="Visited_20_Internet_20_Link"><text:span text:style-name="T4">http://javadl.oracle.com/webapps/download/AutoDL?BundleId=210176</text:span></text:a></text:p>
        </text:list-item>
        <text:list-item>
          <text:p text:style-name="P4">OpenGL regkey: <text:a xlink:type="simple" xlink:href="https://forums.virtualbox.org/download/file.php?id=21615" text:style-name="Internet_20_link" text:visited-style-name="Visited_20_Internet_20_Link">https://forums.virtualbox.org/download/file.php?id=21615</text:a></text:p>
        </text:list-item>
      </text:list>
      <text:p text:style-name="Standard"><text:span text:style-name="T1"/></text:p>
      <text:p text:style-name="P5">Global steps:</text:p>
      <text:list xml:id="list4616215507102681197" text:style-name="L3">
        <text:list-item>
          <text:p text:style-name="P3">Create virtual machine.</text:p>
        </text:list-item>
        <text:list-item>
          <text:p text:style-name="P3">Setup machine settings.</text:p>
        </text:list-item>
        <text:list-item>
          <text:p text:style-name="P3">Setup machine drivers.</text:p>
        </text:list-item>
        <text:list-item>
          <text:p text:style-name="P3">Setup software</text:p>
        </text:list-item>
        <text:list-item>
          <text:p text:style-name="P3">Download Game</text:p>
        </text:list-item>
        <text:list-item>
          <text:p text:style-name="P3">Run Game</text:p>
        </text:list-item>
      </text:list>
      <text:p text:style-name="P2"/>
      <text:p text:style-name="P9"/>
      <text:p text:style-name="P2"/>
      <text:p text:style-name="P2"><draw:frame draw:style-name="fr1" draw:name="Frame1" text:anchor-type="paragraph" svg:x="1.746cm" svg:y="0.407cm" svg:width="7.273cm" draw:z-index="0"><draw:text-box fo:min-height="1.854cm"><text:p text:style-name="P10">Create virtual machine</text:p><text:p text:style-name="Frame_20_contents">Virtual machine must have the Windows 10 Operating system.</text:p></draw:text-box></draw:frame><draw:frame draw:style-name="fr1" draw:name="Frame7" text:anchor-type="paragraph" svg:x="11.938cm" svg:y="0.45cm" svg:width="4.595cm" draw:z-index="6"><draw:text-box fo:min-height="24.035cm"><text:p text:style-name="P10">Something went wrong</text:p><text:p text:style-name="P11">Send an email with the step that failed and a description of the error to:</text:p><text:p text:style-name="P11"><text:a xlink:type="simple" xlink:href="mailto:gerbent123@gmail.com" text:style-name="Internet_20_link" text:visited-style-name="Visited_20_Internet_20_Link">gerbent123@gmail.com</text:a></text:p></draw:text-box></draw:frame></text:p>
      <text:p text:style-name="P2"/>
      <text:p text:style-name="P2"><text:tab/></text:p>
      <text:p text:style-name="P2"><text:span text:style-name="T2"><text:tab/></text:span><text:span text:style-name="T3"><text:tab/></text:span><text:span text:style-name="T2">NOT OK</text:span></text:p>
      <text:p text:style-name="P2"><text:span text:style-name="T3"><text:tab/><text:tab/><text:tab/><text:tab/>↓ </text:span><text:span text:style-name="T2">OK<text:tab/><text:tab/><text:tab/> <text:s text:c="2"/></text:span><text:span text:style-name="T3">→</text:span></text:p>
      <text:p text:style-name="P2"><draw:frame draw:style-name="fr1" draw:name="Frame2" text:anchor-type="paragraph" svg:x="1.746cm" svg:y="0.215cm" svg:width="7.273cm" draw:z-index="1"><draw:text-box fo:min-height="2.891cm"><text:p text:style-name="P10">Setup machine settings</text:p><text:p text:style-name="Frame_20_contents">Virtual machine must have atleast 125mb video memory and 2D/3D acceleration enabled.</text:p></draw:text-box></draw:frame><text:span text:style-name="T3"/></text:p>
      <text:p text:style-name="P2"><text:span text:style-name="T3"/></text:p>
      <text:p text:style-name="P2"><text:span text:style-name="T3"><text:tab/><text:tab/></text:span><text:span text:style-name="T2">NOT OK</text:span><text:span text:style-name="T3"><text:tab/></text:span></text:p>
      <text:p text:style-name="P2"><text:span text:style-name="T3"><text:tab/><text:tab/><text:tab/><text:tab/>↓ </text:span><text:span text:style-name="T2">OK<text:tab/><text:tab/><text:tab/> <text:s text:c="2"/></text:span><text:span text:style-name="T3">→</text:span></text:p>
      <text:p text:style-name="P2"><draw:frame draw:style-name="fr1" draw:name="Frame3" text:anchor-type="paragraph" svg:x="1.746cm" svg:y="0.217cm" svg:width="7.273cm" draw:z-index="2"><draw:text-box fo:min-height="1.854cm"><text:p text:style-name="P10">Setup machine drivers</text:p><text:p text:style-name="Frame_20_contents">Virtual machine must have the VirtualBox guest additions installed + the register key for OpenGL support. (reboot after both installments)</text:p></draw:text-box></draw:frame><text:span text:style-name="T3"/></text:p>
      <text:p text:style-name="P2"><text:span text:style-name="T3"/></text:p>
      <text:p text:style-name="P2"><text:span text:style-name="T3"><text:tab/><text:tab/></text:span><text:span text:style-name="T2">NOT OK</text:span></text:p>
      <text:p text:style-name="P2"><text:span text:style-name="T3"><text:s/><text:tab/><text:tab/><text:tab/><text:tab/>↓ </text:span><text:span text:style-name="T2">OK<text:tab/><text:tab/><text:tab/> <text:s text:c="2"/></text:span><text:span text:style-name="T3">→</text:span></text:p>
      <text:p text:style-name="P2"><draw:frame draw:style-name="fr1" draw:name="Frame4" text:anchor-type="paragraph" svg:x="1.746cm" svg:y="0.288cm" svg:width="7.273cm" draw:z-index="3"><draw:text-box fo:min-height="1.854cm"><text:p text:style-name="P10">Setup software</text:p><text:p text:style-name="Frame_20_contents">Virtual machine must have Java SE Runtime Environment 1.8.0_91-b15 installed. (download link in <text:span text:style-name="T6">resources</text:span>)</text:p></draw:text-box></draw:frame><text:span text:style-name="T3"/></text:p>
      <text:p text:style-name="P2"><text:span text:style-name="T3"/></text:p>
      <text:p text:style-name="P2"><text:span text:style-name="T3"><text:tab/><text:tab/></text:span><text:span text:style-name="T2">NOT OK</text:span></text:p>
      <text:p text:style-name="P2"><text:span text:style-name="T3"><text:tab/><text:tab/><text:tab/><text:tab/>↓ </text:span><text:span text:style-name="T2">OK<text:tab/><text:tab/><text:tab/> <text:s text:c="2"/></text:span><text:span text:style-name="T3">→</text:span></text:p>
      <text:p text:style-name="P2"><draw:frame draw:style-name="fr1" draw:name="Frame5" text:anchor-type="paragraph" svg:x="1.746cm" svg:y="0.242cm" svg:width="7.273cm" draw:z-index="4"><draw:text-box fo:min-height="1.854cm"><text:p text:style-name="P10">Download game</text:p><text:p text:style-name="Frame_20_contents">Download the game from the Github repository/builds/v0.0.6. (repo link in <text:span text:style-name="T6">resources</text:span>)</text:p></draw:text-box></draw:frame><text:span text:style-name="T3"/></text:p>
      <text:p text:style-name="P2"><text:span text:style-name="T3"/></text:p>
      <text:p text:style-name="P2"><text:span text:style-name="T3"><text:tab/><text:tab/></text:span><text:span text:style-name="T2">NOT OK</text:span></text:p>
      <text:p text:style-name="P2"><draw:frame draw:style-name="fr1" draw:name="Frame6" text:anchor-type="paragraph" svg:x="1.746cm" svg:y="1.342cm" svg:width="7.273cm" draw:z-index="5"><draw:text-box fo:min-height="1.854cm"><text:p text:style-name="P10">Run game</text:p><text:p text:style-name="Frame_20_contents">Start the game by double clicking the <text:span text:style-name="T6">.jar</text:span><text:span text:style-name="T5"> file or by typing "java -jar ".jar name" in the command-line.</text:span></text:p></draw:text-box></draw:frame><text:span text:style-name="T3"><text:tab/><text:tab/><text:tab/><text:tab/>↓ </text:span><text:span text:style-name="T2">OK<text:tab/><text:tab/><text:tab/> <text:s text:c="2"/></text:span><text:span text:style-name="T3">→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1M52S</meta:editing-duration>
    <meta:editing-cycles>8</meta:editing-cycles>
    <meta:generator>OpenOffice/4.1.2$Win32 OpenOffice.org_project/412m3$Build-9782</meta:generator>
    <dc:date>2016-05-28T20:36:55.23</dc:date>
    <dc:creator>Gerben Tesselaar</dc:creator>
    <meta:document-statistic meta:table-count="0" meta:image-count="0" meta:object-count="0" meta:page-count="2" meta:paragraph-count="46" meta:word-count="214" meta:character-count="1482"/>
    <meta:user-defined meta:name="Info 1"/>
    <meta:user-defined meta:name="Info 2"/>
    <meta:user-defined meta:name="Info 3"/>
    <meta:user-defined meta:name="Info 4"/>
  </office:meta>
</office:document-meta>
</file>